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7556in" fo:margin-left="-0.075in" fo:margin-right="0.2444in" table:align="margins" style:writing-mode="lr-tb"/>
    </style:style>
    <style:style style:name="Table1.A" style:family="table-column">
      <style:table-column-properties style:column-width="3.1382in" style:rel-column-width="30443*"/>
    </style:style>
    <style:style style:name="Table1.B" style:family="table-column">
      <style:table-column-properties style:column-width="2.8833in" style:rel-column-width="27970*"/>
    </style:style>
    <style:style style:name="Table1.C" style:family="table-column">
      <style:table-column-properties style:column-width="0.734in" style:rel-column-width="712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.C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1.2" style:family="table-row">
      <style:table-row-properties style:min-row-height="0.159in" style:keep-together="true" fo:keep-together="auto"/>
    </style:style>
    <style:style style:name="P1" style:family="paragraph" style:parent-style-name="Standard">
      <style:paragraph-properties style:line-height-at-least="0.1945in" style:text-autospace="none"/>
      <style:text-properties style:use-window-font-color="true" style:font-name="ArialMT" fo:font-size="18pt" fo:font-weight="bold" style:font-name-asian="ArialMT" style:font-size-asian="18pt" style:font-weight-asian="bold" style:font-name-complex="ArialMT" style:font-size-complex="18pt" style:font-weight-complex="bold"/>
    </style:style>
    <style:style style:name="P2" style:family="paragraph" style:parent-style-name="Standard">
      <style:paragraph-properties style:text-autospace="none"/>
      <style:text-properties fo:color="#121212" style:font-name="ArialMT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3" style:family="paragraph" style:parent-style-name="Standard">
      <style:paragraph-properties style:text-autospace="none"/>
      <style:text-properties fo:color="#121212" style:font-name="ArialMT" fo:font-size="12pt" fo:font-style="normal" fo:font-weight="bold" style:font-name-asian="ArialMT" style:font-size-asian="12pt" style:font-style-asian="normal" style:font-weight-asian="bold" style:font-name-complex="ArialMT" style:font-size-complex="12pt" style:font-style-complex="normal" style:font-weight-complex="bold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color="#121212" style:font-name="ArialMT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T1" style:family="text">
      <style:text-properties fo:color="#00679b" style:font-name="ArialMT" fo:font-size="11pt" fo:font-style="normal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1">Double Lemon-Poppy Seed Bundt Cake</text:p>
            <text:p text:style-name="P3">16 servings</text:p>
          </table:table-cell>
          <table:covered-table-cell/>
          <table:table-cell table:style-name="Table1.C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a xlink:type="simple" xlink:href="javascript:unhide('divImage');"><text:span text:style-name="T1"/></text:a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NGREDIENTS</text:p>
            <text:p text:style-name="P3">Cake:</text:p>
            <text:p text:style-name="P2">1/4 cup poppy seeds</text:p>
            <text:p text:style-name="P2">1 1/2 cups whole-wheat pastry flour</text:p>
            <text:p text:style-name="P2">1 cup all-purpose flour</text:p>
            <text:p text:style-name="P2">1 1/2 teaspoons baking powder</text:p>
            <text:p text:style-name="P2">1/2 teaspoon baking soda</text:p>
            <text:p text:style-name="P2">1/4 teaspoon salt</text:p>
            <text:p text:style-name="P2">1 cup buttermilk </text:p>
            <text:p text:style-name="P2">1/4 cup canola oil</text:p>
            <text:p text:style-name="P2">1 teaspoon vanilla extract</text:p>
            <text:p text:style-name="P2">2 tablespoons freshly grated lemon zest</text:p>
            <text:p text:style-name="P2">2 tablespoons lemon juice</text:p>
            <text:p text:style-name="P2">2 large eggs, at room temperature </text:p>
            <text:p text:style-name="P2">2 large egg whites, at room temperature</text:p>
            <text:p text:style-name="P2">1 1/4 cups sugar </text:p>
            <text:p text:style-name="P2"/>
            <text:p text:style-name="P3">Lemon glaze:</text:p>
            <text:p text:style-name="P2">3/4 cup confectioners' sugar, plus more for dusting</text:p>
            <text:p text:style-name="P2">3 tablespoons lemon juice</text:p>
            <text:p text:style-name="P2">1 tablespoon water</text:p>
            <text:p text:style-name="P3"/>
          </table:table-cell>
          <table:table-cell table:style-name="Table1.A1" table:number-columns-spanned="2" office:value-type="string">
            <text:p text:style-name="P2">Ingredient Notes: </text:p>
            <text:p text:style-name="P2">Whole-wheat pastry flour is milled from soft wheat. It contains less gluten than regular whole-wheat flour and helps ensure a tender result in delicate baked goods while providing the nutritional benefits of whole grains. Available in large supermarkets and in natural-foods stores. Store in the freezer.</text:p>
            <text:p text:style-name="P2"/>
            <text:p text:style-name="P2">To bring cold eggs to room temperature quickly, place in a mixing bowl and set it in a larger bowl of warm water for a few minutes; the eggs will beat to a greater volume. </text:p>
            <text:p text:style-name="P2"/>
            <text:p text:style-name="P2">To separate eggs safely: Use an egg separator, an inexpensive gadget found in cookware stores; separating eggs by passing the yolk back and forth between pieces of eggshell or your hands can expose the eggs to bacteria. 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3">DIRECTIONS</text:p>
            <text:p text:style-name="P2">Preheat oven to 350°F. Coat a 10-inch (12-cup) Bundt pan, preferably nonstick, with cooking spray and dust with flour (or use cooking spray with flour).</text:p>
            <text:p text:style-name="P2">Toast poppy seeds in a small dry skillet over medium heat, stirring constantly, until fragrant, 3 to 4 minutes. Transfer to a plate to cool.</text:p>
            <text:p text:style-name="P2">Whisk whole-wheat flour, all-purpose flour, baking powder, baking soda, salt and the poppy seeds in a medium bowl. Combine buttermilk, oil, vanilla, lemon zest and lemon juice in a glass measuring cup.</text:p>
            <text:p text:style-name="P2">Beat eggs, egg whites and sugar (or Splenda) in a large bowl with an electric mixer on high speed until thickened and pale, about 5 minutes.</text:p>
            <text:p text:style-name="P2">Fold the dry ingredients into the egg mixture with a rubber spatula, a third at a time, alternating with 2 additions of the buttermilk mixture. Scrape the batter into the prepared pan, spreading evenly.</text:p>
            <text:p text:style-name="P2">Bake the cake until the top springs back when touched lightly and a toothpick inserted in the center comes out clean, 35 to 40 minutes. Let cool in the pan on a wire rack for 5 minutes. Loosen the edges and turn the cake out onto the rack.</text:p>
            <text:p text:style-name="P2">Meanwhile, prepare glaze: Sift 3/4 cup confectioners' sugar into a small bowl; mix with lemon juice and water to create a thin glaze.Poke 1-inch-deep holes all over the cake with a skewer. Coat the warm cake with the glaze using a pastry brush. Let cool completely. To serve, set the cake on a serving plate and dust with confectioners' sugar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2-02-17T15:15:00</meta:creation-date>
    <dc:date>2012-02-17T15:35:28</dc:date>
    <dc:creator>Robert Houk</dc:creator>
    <meta:editing-duration>PT00H18M40S</meta:editing-duration>
    <meta:editing-cycles>3</meta:editing-cycles>
    <meta:generator>OpenOffice.org/3.2$Unix OpenOffice.org_project/320m18$Build-9502</meta:generator>
    <meta:document-statistic meta:table-count="1" meta:image-count="0" meta:object-count="0" meta:page-count="1" meta:paragraph-count="34" meta:word-count="461" meta:character-count="2669"/>
  </office:meta>
</office:document-meta>
</file>